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1c2dce" officeooo:paragraph-rsid="001c2dc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1c2dce"/>
    </style:style>
    <style:style style:name="P3" style:family="paragraph" style:parent-style-name="Standard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style:style style:name="T3" style:family="text">
      <style:text-properties fo:font-style="italic"/>
    </style:style>
    <style:style style:name="T4" style:family="text">
      <style:text-properties officeooo:rsid="001c2dc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started with Competitive Programming</text:p>
      <text:p text:style-name="P2"><text:span text:style-name="T4"><text:tab/>Week – 9 Network flow: min cut</text:span></text:p>
      <text:p text:style-name="P3">Problem</text:p>
      <text:p text:style-name="Text_20_body">You have an <text:span text:style-name="T1">n</text:span> by <text:span text:style-name="T1">m</text:span> grid. Each grid square has a certain value associated with it. This is given by the numbers <text:span text:style-name="T1">v</text:span><text:span text:style-name="T2">i,j</text:span>.</text:p>
      <text:p text:style-name="Text_20_body">You can capture grid squares in two different ways. </text:p>
      <text:list xml:id="list2259534265" text:style-name="L1">
        <text:list-item>
          <text:p text:style-name="P6">You can <text:span text:style-name="T3">directly</text:span> capture a grid square. This costs <text:span text:style-name="T1">c</text:span><text:span text:style-name="T2">i,j</text:span>. </text:p>
        </text:list-item>
        <text:list-item>
          <text:p text:style-name="P4">You can <text:span text:style-name="T3">indirectly</text:span> capture a grid square. You can only do this if we have already captured all of this squares neighbors. This costs <text:span text:style-name="T1">b</text:span><text:span text:style-name="T2">i,j</text:span> ≤ <text:span text:style-name="T1">c</text:span><text:span text:style-name="T2">i,j</text:span>. </text:p>
        </text:list-item>
      </text:list>
      <text:p text:style-name="Text_20_body">Two squares are neighbors if they share an edge.</text:p>
      <text:p text:style-name="Text_20_body">Your score is the sum of values you have captured minus the cost it took to capture those squares. Return the maximum possible score you can achieve.</text:p>
      <text:h text:style-name="Heading_20_3" text:outline-level="3">Input format: </text:h>
      <text:p text:style-name="Text_20_body">The first line of input will contain two integers <text:span text:style-name="T1">n, m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v</text:span><text:span text:style-name="T2">i,j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b</text:span><text:span text:style-name="T2">i,j</text:span>.</text:p>
      <text:p text:style-name="Text_20_body">The next <text:span text:style-name="T1">n</text:span> lines of input will contain <text:span text:style-name="T1">m</text:span> space separated integers each. The j-th number on the i-th line denotes <text:span text:style-name="T1">c</text:span><text:span text:style-name="T2">i,j</text:span>.</text:p>
      <text:h text:style-name="Heading_20_3" text:outline-level="3">Output format: </text:h>
      <text:p text:style-name="Text_20_body">Print a single integer, the answer to the problem.</text:p>
      <text:h text:style-name="Heading_20_3" text:outline-level="3">Constraints </text:h>
      <text:p text:style-name="Text_20_body"><text:span text:style-name="T1">For all subtasks:</text:span><text:line-break/>0 ≤ <text:span text:style-name="T1">v</text:span><text:span text:style-name="T2">i,j</text:span> ≤ 100,000 <text:line-break/>0 ≤ <text:span text:style-name="T1">b</text:span><text:span text:style-name="T2">i,j</text:span> ≤ <text:span text:style-name="T1">c</text:span><text:span text:style-name="T2">i,j</text:span> ≤ 100,000 <text:line-break/>1 ≤ <text:span text:style-name="T1">n, m</text:span></text:p>
      <text:p text:style-name="Text_20_body"><text:span text:style-name="T1">Subtask 1 (45 pts): </text:span><text:line-break/><text:span text:style-name="T1">n, m</text:span> ≤ 3</text:p>
      <text:p text:style-name="Text_20_body"><text:span text:style-name="T1">Subtask 2 (35 pts): </text:span><text:line-break/><text:span text:style-name="T1">n, m</text:span> ≤ 7</text:p>
      <text:p text:style-name="Text_20_body"><text:span text:style-name="T1">Subtask 3 (20 pts): </text:span><text:line-break/><text:span text:style-name="T1">n, m</text:span> ≤ 25</text:p>
      <text:p text:style-name="Text_20_body"><text:soft-page-break/>Sample Input</text:p>
      <text:p text:style-name="Preformatted_20_Text">3 5</text:p>
      <text:p text:style-name="Preformatted_20_Text">9 0 3 2 4</text:p>
      <text:p text:style-name="Preformatted_20_Text">0 2 8 6 2</text:p>
      <text:p text:style-name="Preformatted_20_Text">5 3 4 1 3</text:p>
      <text:p text:style-name="Preformatted_20_Text">5 1 7 9 5</text:p>
      <text:p text:style-name="Preformatted_20_Text">2 4 1 2 4</text:p>
      <text:p text:style-name="Preformatted_20_Text">9 1 2 2 0</text:p>
      <text:p text:style-name="Preformatted_20_Text">9 1 8 9 7</text:p>
      <text:p text:style-name="Preformatted_20_Text">2 7 3 2 9</text:p>
      <text:p text:style-name="P7">9 1 9 8 2</text:p>
      <text:p text:style-name="Text_20_body">Sample Output</text:p>
      <text:p text:style-name="P7">13</text:p>
      <text:p text:style-name="P5">Time Limit: 2</text:p>
      <text:p text:style-name="P5">Memory Limit: 256</text:p>
      <text:p text:style-name="P5">Source Limit: </text:p>
      <text:p text:style-name="Text_20_body">Explanation</text:p>
      <text:p text:style-name="Text_20_body">A more human-readable version of the input is as follows: </text:p>
      <text:p text:style-name="Preformatted_20_Text">3 5</text:p>
      <text:p text:style-name="Preformatted_20_Text">9 0 3 2 4</text:p>
      <text:p text:style-name="Preformatted_20_Text">0 2 8 6 2</text:p>
      <text:p text:style-name="Preformatted_20_Text">5 3 4 1 3</text:p>
      <text:p text:style-name="Preformatted_20_Text"/>
      <text:p text:style-name="Preformatted_20_Text">5 1 7 9 5</text:p>
      <text:p text:style-name="Preformatted_20_Text">2 4 1 2 4</text:p>
      <text:p text:style-name="Preformatted_20_Text">9 1 2 2 0</text:p>
      <text:p text:style-name="Preformatted_20_Text">9 1 8 9 7</text:p>
      <text:p text:style-name="Preformatted_20_Text">2 7 3 2 9</text:p>
      <text:p text:style-name="P7">9 1 9 8 2</text:p>
      <text:p text:style-name="Text_20_body">The optimal strategy in this case is to directly capture the following squares: </text:p>
      <text:p text:style-name="Preformatted_20_Text">O X O O O</text:p>
      <text:p text:style-name="Preformatted_20_Text">X O X X O</text:p>
      <text:p text:style-name="P7">O X O O X</text:p>
      <text:p text:style-name="P5">And indirectly capture only the top left squ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6:29:20.052856164</meta:creation-date>
    <dc:date>2022-09-23T16:30:55.505446545</dc:date>
    <meta:editing-duration>PT1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408" meta:character-count="1778" meta:non-whitespace-character-count="1410"/>
  </office:meta>
</office:document-meta>
</file>